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Text_20_body">
      <style:paragraph-properties fo:text-align="justify" style:justify-single-word="false"/>
      <style:text-properties style:font-name="Univers 47 CondensedLight" fo:language="de" fo:country="DE"/>
    </style:style>
    <style:style style:name="P10" style:family="paragraph" style:parent-style-name="Text_20_body">
      <style:text-properties fo:language="de" fo:country="DE"/>
    </style:style>
    <style:style style:name="P11" style:family="paragraph" style:parent-style-name="Text_20_body">
      <style:paragraph-properties fo:text-align="center" style:justify-single-word="false"/>
      <style:text-properties fo:language="de" fo:country="DE"/>
    </style:style>
    <style:style style:name="P12" style:family="paragraph" style:parent-style-name="Text_20_body">
      <style:paragraph-properties fo:text-align="start" style:justify-single-word="false"/>
      <style:text-properties fo:language="de" fo:country="DE"/>
    </style:style>
    <style:style style:name="P13" style:family="paragraph" style:parent-style-name="Text_20_body">
      <style:paragraph-properties fo:text-align="justify" style:justify-single-word="false"/>
      <style:text-properties fo:language="de" fo:country="D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6"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1pt" fo:letter-spacing="normal" fo:language="de" fo:country="DE" fo:font-style="normal" fo:font-weight="normal" style:font-size-asian="11pt" style:font-size-complex="11pt"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1"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3" style:family="paragraph" style:parent-style-name="Standard">
      <style:paragraph-properties fo:break-before="page"/>
      <style:text-properties style:font-name="Univers 47 CondensedLight" fo:language="de" fo:country="DE"/>
    </style:style>
    <style:style style:name="P24"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5" style:family="paragraph" style:parent-style-name="Standard" style:list-style-name="L4">
      <style:text-properties fo:font-variant="normal" fo:text-transform="none" fo:color="#262626" style:font-name="Univers 47 CondensedLight" fo:font-size="12pt" fo:letter-spacing="normal" fo:language="de" fo:country="DE" fo:font-style="normal" fo:font-weight="normal"/>
    </style:style>
    <style:style style:name="P26" style:family="paragraph" style:parent-style-name="Standard" style:list-style-name="L2"/>
    <style:style style:name="P27" style:family="paragraph" style:parent-style-name="Standard" style:list-style-name="L3">
      <style:text-properties style:font-name="Univers 47 CondensedLight" fo:language="de" fo:country="DE"/>
    </style:style>
    <style:style style:name="P28" style:family="paragraph" style:parent-style-name="Text_20_body" style:list-style-name="L5">
      <style:paragraph-properties fo:text-align="start" style:justify-single-word="false"/>
      <style:text-properties style:font-name="Univers 47 CondensedLight" fo:language="de" fo:country="DE"/>
    </style:style>
    <style:style style:name="P29" style:family="paragraph" style:parent-style-name="Text_20_body" style:list-style-name="L6">
      <style:paragraph-properties fo:text-align="start" style:justify-single-word="false"/>
      <style:text-properties style:font-name="Univers 47 CondensedLight" fo:language="de" fo:country="DE"/>
    </style:style>
    <style:style style:name="P30" style:family="paragraph" style:parent-style-name="Text_20_body" style:list-style-name="L6">
      <style:paragraph-properties fo:text-align="start" style:justify-single-word="false"/>
      <style:text-properties fo:language="de" fo:country="DE"/>
    </style:style>
    <style:style style:name="P31" style:family="paragraph" style:parent-style-name="Heading_20_2">
      <style:text-properties fo:language="de" fo:country="DE"/>
    </style:style>
    <style:style style:name="P32" style:family="paragraph" style:parent-style-name="Heading_20_2">
      <style:paragraph-properties fo:break-before="page"/>
      <style:text-properties fo:language="de" fo:country="DE"/>
    </style:style>
    <style:style style:name="P33" style:family="paragraph" style:parent-style-name="Heading_20_3">
      <style:text-properties fo:language="de" fo:country="DE"/>
    </style:style>
    <style:style style:name="P34" style:family="paragraph" style:parent-style-name="Heading_20_1">
      <style:paragraph-properties fo:text-align="center" style:justify-single-word="false"/>
      <style:text-properties style:font-name="Univers 47 CondensedLight" fo:language="de" fo:country="DE"/>
    </style:style>
    <style:style style:name="T1" style:family="text">
      <style:text-properties style:font-name="Univers 47 CondensedLight"/>
    </style:style>
    <style:style style:name="T2" style:family="text">
      <style:text-properties style:font-name="Univers 47 CondensedLight" fo:language="de" fo:country="DE"/>
    </style:style>
    <style:style style:name="T3" style:family="text">
      <style:text-properties style:font-name="Univers 47 CondensedLight" fo:font-size="11pt" fo:language="de" fo:country="DE" style:font-size-asian="11pt" style:font-size-complex="11pt"/>
    </style:style>
    <style:style style:name="T4" style:family="text">
      <style:text-properties style:font-name="Univers 47 CondensedLight" fo:font-size="11pt" fo:language="en" fo:country="US" style:font-size-asian="11pt" style:font-size-complex="11pt"/>
    </style:style>
    <style:style style:name="T5" style:family="text">
      <style:text-properties fo:font-variant="normal" fo:text-transform="none" fo:color="#262626" style:font-name="Univers 47 CondensedLight" fo:font-size="12pt" fo:letter-spacing="normal" fo:font-style="normal" fo:font-weight="normal"/>
    </style:style>
    <style:style style:name="T6" style:family="text">
      <style:text-properties fo:font-variant="normal" fo:text-transform="none" fo:color="#262626" style:font-name="Univers 47 CondensedLight" fo:font-size="12pt" fo:letter-spacing="normal" fo:language="de" fo:country="DE" fo:font-style="normal" fo:font-weight="normal"/>
    </style:style>
    <style:style style:name="T7" style:family="text">
      <style:text-properties fo:font-variant="normal" fo:text-transform="none" fo:color="#262626" style:font-name="Univers 47 CondensedLight" fo:font-size="11pt" fo:letter-spacing="normal" fo:language="de" fo:country="DE" fo:font-style="normal" fo:font-weight="normal" style:font-size-asian="11pt" style:font-size-complex="11pt"/>
    </style:style>
    <style:style style:name="T8" style:family="text">
      <style:text-properties fo:font-variant="normal" fo:text-transform="none" fo:color="#262626" fo:font-size="12pt" fo:letter-spacing="normal" fo:font-style="normal" fo:font-weight="normal"/>
    </style:style>
    <style:style style:name="T9" style:family="text">
      <style:text-properties fo:font-variant="normal" fo:text-transform="none" fo:color="#262626" fo:font-size="12pt" fo:letter-spacing="normal" fo:language="de" fo:country="DE" fo:font-style="normal" fo:font-weight="normal"/>
    </style:style>
    <style:style style:name="T10" style:family="text">
      <style:text-properties fo:font-variant="normal" fo:text-transform="none" fo:color="#262626" style:text-line-through-style="none" style:font-name="Univers 47 CondensedLight" fo:font-size="11pt" fo:letter-spacing="normal" fo:language="de" fo:country="DE" fo:font-style="normal" style:text-underline-style="none" fo:font-weight="normal" style:text-blinking="false" style:font-size-asian="11pt" style:font-size-complex="11pt"/>
    </style:style>
    <style:style style:name="T11" style:family="text">
      <style:text-properties fo:language="de" fo:country="DE"/>
    </style:style>
    <style:style style:name="T12" style:family="text">
      <style:text-properties style:use-window-font-color="true" fo:language="de" fo:country="DE"/>
    </style:style>
    <style:style style:name="T13" style:family="text">
      <style:text-properties fo:font-size="11pt" style:font-size-asian="11pt" style:font-size-complex="11pt"/>
    </style:style>
    <style:style style:name="T14" style:family="text">
      <style:text-properties fo:font-size="11pt" fo:language="de" fo:country="DE"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Das geschlechtergerechte Neutrum</text:h>
      <text:h text:style-name="P31" text:outline-level="2">Ausgangslage</text:h>
      <text:p text:style-name="Standard"><text:span text:style-name="T2">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2">). Derzeit existiert allerdings noch keine allgemein akzeptierte Form. Das Feld ist offen für neue, bessere Vorschläge. Es existiert auch kein Gremium, welches eine Form für den Gebrauch als verbindlich festlegt. </text:span></text:p>
      <text:p text:style-name="P3">Wohl aber haben verschiedene Gremien einen Großteil der bekannten Möglichkeiten bereits als nicht empfehlenswert beurteilt. Von der GfdS selbst werden nur folgende drei Varianten empfohlen: </text:p>
      <text:p text:style-name="P4">die Doppelnennung, die Schrägstrichlösung und Ersatzformen. </text:p>
      <text:p text:style-name="P8"><text:span text:style-name="T5">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5">) 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der Varianten zieht die GfdS die Kriterien des Rates für deutsche Rechtschreibung (RfdR) heran, anhand derer die Eignung einer geschlechtergerechten Sprache gemessen werden kann.</text:p>
      <text:p text:style-name="P6">Demnach sollte sie</text:p>
      <text:list xml:id="list6710507736765322340" text:style-name="L1">
        <text:list-item>
          <text:p text:style-name="P24">sachlich korrekt sein,</text:p>
        </text:list-item>
        <text:list-item>
          <text:p text:style-name="P24">verständlich und lesbar sein,</text:p>
        </text:list-item>
        <text:list-item>
          <text:p text:style-name="P24">vorlesbar sein (mit Blick auf die Altersentwicklung der Bevölkerung und die Tendenz in den Medien, Texte in vorlesbarer Form zur Verfügung zu stellen),</text:p>
        </text:list-item>
        <text:list-item>
          <text:p text:style-name="P24">Rechtssicherheit und Eindeutigkeit gewährleisten,</text:p>
        </text:list-item>
        <text:list-item>
          <text:p text:style-name="P24">übertragbar sein im Hinblick auf deutschsprachige Länder mit mehreren Amts-und Minderheitensprachen (Schweiz, Bozen-Südtirol, Ostbelgien; aber für regionale Amts- und Minderheitensprachen auch Österreich und Deutschland),</text:p>
        </text:list-item>
        <text:list-item>
          <text:p text:style-name="P24">für die Lesenden bzw. Hörenden die Möglichkeit zur Konzentration auf die wesentlichen Sachverhalte und Kerninformationen sicherstellen.</text:p>
        </text:list-item>
        <text:list-item>
          <text:p text:style-name="P24">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text:p>
      <text:p text:style-name="P3"/>
      <text:p text:style-name="P23">Es darf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4286963928852090866" text:style-name="L2">
        <text:list-item>
          <text:p text:style-name="P26"><text:span text:style-name="T2">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text:span><text:span text:style-name="T2">n (</text:span><text:a xlink:type="simple" xlink:href="https://www.dbsv.org/zahlen-fakten.html#schwerbehindertenstatistik" text:style-name="Internet_20_link" text:visited-style-name="Visited_20_Internet_20_Link"><text:span text:style-name="T1">DBSV, 1/2021</text:span></text:a><text:span text:style-name="T2">)</text:span></text:p>
        </text:list-item>
      </text:list>
      <text:list xml:id="list3139676757889373368" text:style-name="L3">
        <text:list-item>
          <text:p text:style-name="P27">Menschen mit einer Beeinträchtigung des Hörsinn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7">Menschen mit einer Beeinträchtigung des Hörverständnisses. Etwa 2-3% aller Kinder zeigen Probleme mit der zentral-auditiven Verarbeitung auf, die Interpretation des Gehörten ist erschwert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7">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7">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
      <text:p text:style-name="P3">Vor diesem Hintergrund erhalten die Forderungen des RfdR nach V<text:span text:style-name="T8">erständlichkeit, Lesbarkeit, Vorlesbarkeit, Lernbarkeit und Konzentration auf Kerninformationen besonderes Gewicht. </text:span></text:p>
      <text:p text:style-name="P6">Der Deutsche Blinden- und Sehbehindertenverband e.V (DBSV) beispielsweise schreibt dazu: „Gendern durch Sonderzeichen und Typografie, Beispiele:</text:p>
      <text:list xml:id="list6944939347043509987" text:style-name="L4">
        <text:list-item>
          <text:p text:style-name="P25">Mitarbeiter_innen</text:p>
        </text:list-item>
        <text:list-item>
          <text:p text:style-name="P25">Mitarbeiter/-innen</text:p>
        </text:list-item>
        <text:list-item>
          <text:p text:style-name="P25">MitarbeiterInnen</text:p>
        </text:list-item>
        <text:list-item>
          <text:p text:style-name="P25">Mitarbeiter*innen</text:p>
        </text:list-item>
        <text:list-item>
          <text:p text:style-name="P25">Mitarbeiter:innen</text:p>
        </text:list-item>
      </text:list>
      <text:p text:style-name="P2"><text:span text:style-name="T9">ist nicht zu empfehlen. [sic]“ (</text:span><text:a xlink:type="simple" xlink:href="https://www.dbsv.org/gendern.html#gendern" text:style-name="Internet_20_link" text:visited-style-name="Visited_20_Internet_20_Link"><text:span text:style-name="T11">DBSV, 3/2021</text:span></text:a><text:span text:style-name="T9">)</text:span></text:p>
      <text:p text:style-name="P2"><text:span text:style-name="T9">In Frankreich ist seit 2017 in den Ministerien und seit Mai 2021 auch in Schulen und Bildungseinrichtungen die Nutzung der gendergerechten Schriftsprache untersagt. Analog zum Genderstern in Deutschen kommen dabei Punkte im Wortinneren zum Einsatz. Das Lesen sowie das Erlernen der französischen Sprache werden dadurch behindert, insbesondere Menschen mit einer Lese-Rechtschreib-Schwäche tun sich damit schwer, so die Begründung. (</text:span><text:a xlink:type="simple" xlink:href="https://www.faz.net/aktuell/politik/ausland/frankreich-verbietet-schriftliches-gendern-an-schulen-17332003.html" text:style-name="Internet_20_link" text:visited-style-name="Visited_20_Internet_20_Link">FAZ, 2021</text:a><text:span text:style-name="T9">)</text:span></text:p>
      <text:p text:style-name="P6">Die Sinnhaftigkeit einer Veränderungen des Sprachgebrauchs zur Unterstützung der Geschlechtergerechtigkeit soll in diesem Artikel nicht diskutiert werden, hier gibt es stark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6">In der Folge wird gezeigt, wie eine simple und logische Vorgehensweise zu einem tragfähigen Ansatz bei minimalen Änderungen führt.</text:p>
      <text:h text:style-name="P32" text:outline-level="2">Hinführung und Kernregeln</text:h>
      <text:p text:style-name="P3">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das Kind und das Geschwister zerschlagen. Diese Begriffe sind geschlechtsneutral und für jeden Menschen angebracht, ohne irgendein Geschlecht in der Wahrnehmung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4">das Studenti</text:p>
      <text:p text:style-name="P3">Der Plural wird, wie im Deutschen für Wörter üblich, die auf a, i, o oder u enden,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p>
      <text:p text:style-name="P4">Liebling, Prüfling, Häftling → Liebli, Prüfli, Häftli</text:p>
      <text:h text:style-name="P32" text:outline-level="2">Vorangegangene Arbeiten und Analogien</text:h>
      <text:h text:style-name="P33" text:outline-level="3">Luise Pusch</text:h>
      <text:p text:style-name="Text_20_body"><text:span text:style-name="T2">Die Begründerin der feministischen Linguistik, Luise Pusch, entwickelte</text:span><text:span text:style-name="T11"> bereits </text:span><text:span text:style-name="T2">1980 einen Vorschlag, der dem geschlechtergerechten Neutrum schon nahe kommt, nämlich die femininen Wortendungen abzuschaffen und das Neutrum zu nutzen.</text:span></text:p>
      <text:p text:style-name="P10"><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2">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11">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11">).</text:span></text:p>
      <text:p text:style-name="Text_20_body"><text:span text:style-name="T11">Zum Gendersternchen hat Luise Pusch übrigens folgende Meinung: „Und das ist ein Fehler: Männer bekommen damit den Wortstamm und die Frauen wieder bloß die blöde Endung –innen.“</text:span><text:span text:style-name="T12"> (</text:span><text:a xlink:type="simple" xlink:href="https://www.genderleicht.de/luise-f-pusch-und-der-genderstern/" text:style-name="Internet_20_link" text:visited-style-name="Visited_20_Internet_20_Link">Olderdissen, 2020</text:a><text:span text:style-name="T12">)</text:span></text:p>
      <text:h text:style-name="P33" text:outline-level="3">Thomas Kronschläger</text:h>
      <text:p text:style-name="P10">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1">das Study, die Studys</text:p>
      <text:p text:style-name="P13">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5">Rates für deutsche Rechtschreibung nach Lesbarkeit und Vorlesbarkeit.</text:span></text:p>
      <text:p text:style-name="P14"><text:span text:style-name="T6">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6">). Erscheint der Unterschied zum geschlechtergerechten Neutrum vielleicht klein, so wird doch deutlich, dass Letzteres genau das Gewünschte erreicht: alle Geschlechter werden explizit inkludiert. </text:span></text:p>
      <text:p text:style-name="P15">Zudem ist das geschlechtergerechte Neutrum leichter gleichberechtigt aus der männlichen oder weiblichen Form im üblichen Sprachfluss abzuleiten und hat zu beiden die gleiche Distanz. Es muss nicht erst der Wortstamm ermittelt werden, was teilweise schwierig und fehlerträchtig ist.</text:p>
      <text:h text:style-name="P31" text:outline-level="2">Schwedisch</text:h>
      <text:p text:style-name="Text_20_body"><text:span text:style-name="T11">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00 wurde hierfür das neue Pronomen „hen“ eingeführt (</text:span><text:a xlink:type="simple" xlink:href="https://gfds.de/gendering-im-schwedischen/" text:style-name="Internet_20_link" text:visited-style-name="Visited_20_Internet_20_Link">Nordström, 2020</text:a><text:span text:style-name="T2">)</text:span><text:span text:style-name="T11">, was bezüglich des Vokals zwischen der männlichen und der weiblichen Form liegt, analog zum geschlechtergerechten Neutrum. Seit April 2015 steht es im offiziellen Wörterbuch der schwedischen Sprache „Svenska Akademiens ordlista“.</text:span></text:p>
      <text:h text:style-name="P32" text:outline-level="2">Prüfung</text:h>
      <text:p text:style-name="P10">Das geschlechtergerechte Neutrum soll in diesem Abschnitt gegen Beispiele aus der Literatur geprüft werden, die sich mit den Möglichkeiten und Problemen der geschlechtergerechten Sprache beschäftigen.</text:p>
      <text:list xml:id="list4163177793300990977" text:style-name="L5">
        <text:list-item>
          <text:p text:style-name="P28">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1670373176405051929" text:style-name="L6">
        <text:list-item>
          <text:p text:style-name="P30"><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9">Ersatzform Substantivierte Partizipien (GfdS, 2020)<text:line-break/>Anders als bei Student (Studierender), lassen sich oft keine Ersatzformen bilden, z.B. für Schüler, Kollege, Autor etc.<text:line-break/>→ <text:s/>Schüleri, Kollegi, Autori</text:p>
        </text:list-item>
        <text:list-item>
          <text:p text:style-name="P29">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9">„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30">Beim oben bereits ausgeführten Beispiel (Pusch, 1987) ist bekannt, dass Bar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2"><text:soft-page-break/>Zur weiteren Prüfung folgen Beispiele, die das geneigte Leseri bitte selbst nach anderen Methoden in eine geschlechtergerechte Form zu bringen versuchen soll, und die Auflösung mit geschlechtergerechtem Neutrum</text:p>
      <text:list xml:id="list42751766" text:continue-numbering="true" text:style-name="L6">
        <text:list-item>
          <text:p text:style-name="P29">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30">„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9">„In einer Ehe sollen beide Partner gleichberechtigt sein“ (Kubelik, 2015, S.105)<text:line-break/>→ „In einer Ehe sollen beide Partneris gleichberechtigt sein“</text:p>
        </text:list-item>
        <text:list-item>
          <text:p text:style-name="P29">„Frauen sind die besseren Autofahrer“ (Kubelik, 2015, S.105)<text:line-break/>→ „Frauen sind die besseren Autofahreris“</text:p>
        </text:list-item>
      </text:list>
      <text:h text:style-name="P31" text:outline-level="2">Fazit</text:h>
      <text:p text:style-name="P10">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9">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und präzisiert also unsere Sprache auf sehr einfache Weise.</text:p>
      <text:p text:style-name="P9">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0">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5">Folglich</text:span> ist das geschlechtergerechte Neutrum für den Einsatz an Bildungseinrichtungen dringend zu empfehlen um von dort seinen Weg in die allgemeine deutsche Sprachkultur zu finden.</text:p>
      <text:p text:style-name="P10">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1" text:outline-level="2"><text:soft-page-break/>Quellen</text:h>
      <text:p text:style-name="Text_20_body"><text:span text:style-name="T14">AA (Auswärtiges Amt), German as a foreign language, 2020, </text:span><text:a xlink:type="simple" xlink:href="https://www.auswaertiges-amt.de/en/newsroom/news/german-as-a-foriegn-language/2347090" text:style-name="Internet_20_link" text:visited-style-name="Visited_20_Internet_20_Link"><text:span text:style-name="T13">https://www.auswaertiges-amt.de/en/newsroom/news/german-as-a-foriegn-language/2347090</text:span></text:a><text:span text:style-name="T7">, Zugriff 13.5.2021</text:span></text:p>
      <text:p text:style-name="P22"><text:span text:style-name="T7">BMBF (Bundesministerium für Bildung und Forschung), Mein Schlüssel zur Welt - Zahlen und Fakten, 2019, </text:span><text:a xlink:type="simple" xlink:href="https://www.xn--mein-schlssel-zur-welt-0lc.de/de/zahlen-und-fakten-1719.html" text:style-name="Internet_20_link" text:visited-style-name="Visited_20_Internet_20_Link"><text:span text:style-name="T13">https://www.xn--mein-schlssel-zur-welt-0lc.de/de/zahlen-und-fakten-1719.html</text:span></text:a><text:span text:style-name="T7">, Zugriff 13.5.2021</text:span></text:p>
      <text:p text:style-name="P16"><text:span text:style-name="T13">BverfG (Bundesverfassungsgericht), Beschluss des Ersten Senats vom 10. Oktober 2017, 2017, </text:span><text:a xlink:type="simple" xlink:href="https://www.bundesverfassungsgericht.de/SharedDocs/Downloads/DE/2017/10/rs20171010_1bvr201916.pdf?__blob=publicationFile&amp;v=2" text:style-name="Internet_20_link" text:visited-style-name="Visited_20_Internet_20_Link"><text:span text:style-name="T13">https://www.bundesverfassungsgericht.de/SharedDocs/Downloads/DE/2017/10/rs20171010_1bvr201916.pdf?__blob=publicationFile&amp;v=2</text:span></text:a><text:span text:style-name="T13">, Zugriff 12.5.2021</text:span></text:p>
      <text:p text:style-name="P16"><text:span text:style-name="T13">DBL (Deutscher Bundesverband für Logopädie e.V.), Auditive Verarbeitungs- und Wahrnehmungsstörung, 2020, </text:span><text:a xlink:type="simple" xlink:href="https://www.dbl-ev.de/logopaedie/stoerungen-bei-kindern/stoerungsbereiche/komplexe-stoerungen/auditive-verarbeitungs-und-wahrnehmungsstoerung" text:style-name="Internet_20_link" text:visited-style-name="Visited_20_Internet_20_Link"><text:span text:style-name="T13">https://www.dbl-ev.de/logopaedie/stoerungen-bei-kindern/stoerungsbereiche/komplexe-stoerungen/auditive-verarbeitungs-und-wahrnehmungsstoerung</text:span></text:a><text:span text:style-name="T13">, Zugriff 13.5.2021</text:span></text:p>
      <text:p text:style-name="P16"><text:span text:style-name="T13">DBSV (Deutscher Blinden- und Sehbehindertenverband e.V), Gendern, 3/2021, <text:s text:c="2"/></text:span><text:a xlink:type="simple" xlink:href="https://www.dbsv.org/gendern.html#gendern" text:style-name="Internet_20_link" text:visited-style-name="Visited_20_Internet_20_Link"><text:span text:style-name="T13">https://www.dbsv.org/gendern.html#gendern</text:span></text:a><text:span text:style-name="T13">, Zugriff 12.5.2021</text:span></text:p>
      <text:p text:style-name="P16"><text:span text:style-name="T13">DBSV (Deutscher Blinden- und Sehbehindertenverband e.V), Zahlen &amp; Fakten, 1/2021, <text:s text:c="2"/></text:span><text:a xlink:type="simple" xlink:href="https://www.dbsv.org/gendern.html#gendern" text:style-name="Internet_20_link" text:visited-style-name="Visited_20_Internet_20_Link"><text:span text:style-name="T13">https://www.dbsv.org/gendern.html#gendern</text:span></text:a><text:span text:style-name="T13">, Zugriff 13.5.2021</text:span></text:p>
      <text:p text:style-name="P16"><text:span text:style-name="T13">DSB (Deutscher Schwerhörigenbund e.V.), Statistiken, 2021, </text:span><text:a xlink:type="simple" xlink:href="https://www.schwerhoerigen-netz.de/statistiken/?L=0" text:style-name="Internet_20_link" text:visited-style-name="Visited_20_Internet_20_Link"><text:span text:style-name="T13">https://www.schwerhoerigen-netz.de/statistiken/?L=0</text:span></text:a><text:span text:style-name="T13">, Zugriff 13.5.2021</text:span></text:p>
      <text:p text:style-name="P21"><text:span text:style-name="T3">GfdS (Gesellschaft für deutsche Sprache), Leitlinien der GfdS zu den Möglichkeiten des Genderings, </text:span><text:span text:style-name="T4">2020</text:span><text:span text:style-name="T3">, <text:s/></text:span><text:a xlink:type="simple" xlink:href="https://gfds.de/standpunkt-der-gfds-zu-einer-geschlechtergerechten-sprache/" text:style-name="Internet_20_link" text:visited-style-name="Visited_20_Internet_20_Link"><text:span text:style-name="T13">https://gfds.de/standpunkt-der-gfds-zu-einer-geschlechtergerechten-sprache/</text:span></text:a><text:span text:style-name="T3">, Zugriff 12.5.2021</text:span></text:p>
      <text:p text:style-name="P19"><text:span text:style-name="T13">Kronschläger, Thomas, 2020, <text:s/></text:span><text:a xlink:type="simple" xlink:href="https://www.researchgate.net/publication/343974830_Entgendern_nach_Phettberg_im_Uberblick" text:style-name="Internet_20_link" text:visited-style-name="Visited_20_Internet_20_Link"><text:span text:style-name="T13">https://www.researchgate.net/publication/343974830_Entgendern_nach_Phettberg_im_Uberblick</text:span></text:a><text:span text:style-name="T13">, Zugriff 12.5.2021</text:span></text:p>
      <text:p text:style-name="P17">Kubelik, Thomas, „Genug Gegendert“, Projekte Verlag, Rudolstadt, 2015</text:p>
      <text:p text:style-name="P22"><text:span text:style-name="T7">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14">https://www.youtube.com/watch?v=Ri-kVYDTEAk</text:span></text:a><text:span text:style-name="T3">, Zugriff 12.5.2021</text:span></text:p>
      <text:p text:style-name="P18"><text:span text:style-name="T3">Nordström, Jackie, Gendering im Schwedischen, 2020, </text:span><text:a xlink:type="simple" xlink:href="https://gfds.de/gendering-im-schwedischen/" text:style-name="Internet_20_link" text:visited-style-name="Visited_20_Internet_20_Link"><text:span text:style-name="T13">https://gfds.de/gendering-im-schwedischen/</text:span></text:a><text:span text:style-name="T3">, Zugriff 13.5.2021</text:span></text:p>
      <text:p text:style-name="P18"><text:span text:style-name="T7">Olderdissen, Christine, </text:span><text:span text:style-name="T10">Luise F. Pusch und der Genderstern, 2020,</text:span><text:span text:style-name="T7"> </text:span><text:a xlink:type="simple" xlink:href="https://www.genderleicht.de/luise-f-pusch-und-der-genderstern/" text:style-name="Internet_20_link" text:visited-style-name="Visited_20_Internet_20_Link"><text:span text:style-name="T14">https://www.genderleicht.de/luise-f-pusch-und-der-genderstern/</text:span></text:a><text:span text:style-name="T3">, Zugriff 12.5.2021</text:span></text:p>
      <text:p text:style-name="P21"><text:span text:style-name="T7">Pusch, Luise, Totale Feminisierung, in Frau ohne Herz: feministische Lesbenzeitschrift, 1987, </text:span><text:a xlink:type="simple" xlink:href="https://www.e-periodica.ch/cntmng?pid=les-002:1987:0::96" text:style-name="Internet_20_link" text:visited-style-name="Visited_20_Internet_20_Link"><text:span text:style-name="T14">https://www.e-periodica.ch/cntmng?pid=les-002:1987:0::96</text:span></text:a><text:span text:style-name="T3">, Zugriff 12.5.2021</text:span></text:p>
      <text:p text:style-name="P21"><text:span text:style-name="T7">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text:span text:style-name="T13">https://www.rechtschreibrat.com/DOX/rfdr_PM_2021-03-26_Geschlechtergerechte_Schreibung.pdf</text:span></text:a><text:span text:style-name="T7">, Zugriff 12.5.2021</text:span></text:p>
      <text:p text:style-name="P20"><text:span text:style-name="T13">Schwarzer, Matthias, „Ärztys“ statt „Ärzt*innen“: Ein Sprachwissenschaftler will das Gendern verändern, 2021, </text:span><text:a xlink:type="simple" xlink:href="https://www.rnd.de/medien/arztys-statt-arztinnen-ein-sprachwissenschaftler-will-das-gendern-verandern-YPQ55WPIAFGSJHL4LGRJOSNVAI.html" text:style-name="Internet_20_link" text:visited-style-name="Visited_20_Internet_20_Link"><text:span text:style-name="T13">https://www.rnd.de/medien/arztys-statt-arztinnen-ein-sprachwissenschaftler-will-das-gendern-verandern-YPQ55WPIAFGSJHL4LGRJOSNVAI.html</text:span></text:a><text:span text:style-name="T13">, Zugriff 12.5.2021 <text:s/></text:span></text:p>
      <text:p text:style-name="P16"><text:span text:style-name="T13">FAZ (Frankfurter Allgemeine Zeitung), Frankreich verbietet schriftliches Gendern an Schulen, 2021, </text:span><text:a xlink:type="simple" xlink:href="https://www.faz.net/aktuell/politik/ausland/frankreich-verbietet-schriftliches-gendern-an-schulen-17332003.html" text:style-name="Internet_20_link" text:visited-style-name="Visited_20_Internet_20_Link"><text:span text:style-name="T13">https://www.faz.net/aktuell/politik/ausland/frankreich-verbietet-schriftliches-gendern-an-schulen-17332003.html</text:span></text:a><text:span text:style-name="T13">, Zugriff 17.5.2021 <text:s/></text:span></text:p>
      <text:p text:style-name="P16"><text:span text:style-name="T13">Wikipedia, Generisches Maskulinum, 2021<text:line-break/></text:span><text:a xlink:type="simple" xlink:href="https://de.wikipedia.org/wiki/Generisches_Maskulinum#Sprachkritik_am_generischen_Maskulinum" text:style-name="Internet_20_link" text:visited-style-name="Visited_20_Internet_20_Link"><text:span text:style-name="T13">https://de.wikipedia.org/wiki/Generisches_Maskulinum#Sprachkritik_am_generischen_Maskulinum</text:span></text:a><text:span text:style-name="T13">, Zugriff 13.5.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7T22:52:27.37</dc:date>
    <dc:creator>Jirka Dell'Oro-Friedl</dc:creator>
    <meta:editing-duration>P4DT20H58M32S</meta:editing-duration>
    <meta:editing-cycles>79</meta:editing-cycles>
    <meta:generator>OpenOffice/4.1.5$Win32 OpenOffice.org_project/415m1$Build-9789</meta:generator>
    <meta:document-statistic meta:table-count="0" meta:image-count="0" meta:object-count="0" meta:page-count="7" meta:paragraph-count="107" meta:word-count="2983" meta:character-count="23710"/>
  </office:meta>
</office:document-meta>
</file>